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" svg:font-family="'Lohit Hindi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 style:master-page-name="MP0">
      <style:table-properties style:width="17.013cm" fo:margin-left="0.011cm" style:page-number="auto" table:align="left"/>
    </style:style>
    <style:style style:name="Tabla1.A" style:family="table-column">
      <style:table-column-properties style:column-width="17.013cm"/>
    </style:style>
    <style:style style:name="Tabla1.A1" style:family="table-cell">
      <style:table-cell-properties fo:background-color="#ffffcc" fo:padding="0.097cm" fo:border="0.25pt solid #000000">
        <style:background-image/>
      </style:table-cell-properties>
    </style:style>
    <style:style style:name="Tabla1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2" style:family="table">
      <style:table-properties style:width="17.013cm" fo:margin-left="0.011cm" table:align="left"/>
    </style:style>
    <style:style style:name="Tabla2.A" style:family="table-column">
      <style:table-column-properties style:column-width="17.013cm"/>
    </style:style>
    <style:style style:name="Tabla2.A1" style:family="table-cell">
      <style:table-cell-properties fo:background-color="#ffffcc" fo:padding="0.097cm" fo:border="0.25pt solid #000000">
        <style:background-image/>
      </style:table-cell-properties>
    </style:style>
    <style:style style:name="Tabla2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3" style:family="table">
      <style:table-properties style:width="17.013cm" fo:margin-left="0.011cm" table:align="left"/>
    </style:style>
    <style:style style:name="Tabla3.A" style:family="table-column">
      <style:table-column-properties style:column-width="17.013cm"/>
    </style:style>
    <style:style style:name="Tabla3.A1" style:family="table-cell">
      <style:table-cell-properties fo:background-color="#ffffcc" fo:padding="0.097cm" fo:border="0.25pt solid #000000">
        <style:background-image/>
      </style:table-cell-properties>
    </style:style>
    <style:style style:name="Tabla3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4" style:family="table">
      <style:table-properties style:width="17.013cm" fo:margin-left="0.011cm" table:align="left"/>
    </style:style>
    <style:style style:name="Tabla4.A" style:family="table-column">
      <style:table-column-properties style:column-width="17.013cm"/>
    </style:style>
    <style:style style:name="Tabla4.A1" style:family="table-cell">
      <style:table-cell-properties fo:background-color="#ffffcc" fo:padding="0.097cm" fo:border="0.25pt solid #000000">
        <style:background-image/>
      </style:table-cell-properties>
    </style:style>
    <style:style style:name="Tabla4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5" style:family="table">
      <style:table-properties style:width="17.013cm" fo:margin-left="0.011cm" table:align="left"/>
    </style:style>
    <style:style style:name="Tabla5.A" style:family="table-column">
      <style:table-column-properties style:column-width="17.013cm"/>
    </style:style>
    <style:style style:name="Tabla5.A1" style:family="table-cell">
      <style:table-cell-properties fo:background-color="#ffffcc" fo:padding="0.097cm" fo:border="0.25pt solid #000000">
        <style:background-image/>
      </style:table-cell-properties>
    </style:style>
    <style:style style:name="Tabla5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6" style:family="table">
      <style:table-properties style:width="17.013cm" fo:margin-left="0.011cm" table:align="left"/>
    </style:style>
    <style:style style:name="Tabla6.A" style:family="table-column">
      <style:table-column-properties style:column-width="17.013cm"/>
    </style:style>
    <style:style style:name="Tabla6.A1" style:family="table-cell">
      <style:table-cell-properties fo:background-color="#ffffcc" fo:padding="0.097cm" fo:border="0.25pt solid #000000">
        <style:background-image/>
      </style:table-cell-properties>
    </style:style>
    <style:style style:name="Tabla6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7" style:family="table">
      <style:table-properties style:width="17.013cm" fo:margin-left="0.011cm" table:align="left"/>
    </style:style>
    <style:style style:name="Tabla7.A" style:family="table-column">
      <style:table-column-properties style:column-width="17.013cm"/>
    </style:style>
    <style:style style:name="Tabla7.A1" style:family="table-cell">
      <style:table-cell-properties fo:background-color="#ffffcc" fo:padding="0.097cm" fo:border="0.25pt solid #000000">
        <style:background-image/>
      </style:table-cell-properties>
    </style:style>
    <style:style style:name="Tabla7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8" style:family="table">
      <style:table-properties style:width="17.013cm" fo:margin-left="0.011cm" table:align="left"/>
    </style:style>
    <style:style style:name="Tabla8.A" style:family="table-column">
      <style:table-column-properties style:column-width="17.013cm"/>
    </style:style>
    <style:style style:name="Tabla8.A1" style:family="table-cell">
      <style:table-cell-properties fo:background-color="#ffffcc" fo:padding="0.097cm" fo:border="0.25pt solid #000000">
        <style:background-image/>
      </style:table-cell-properties>
    </style:style>
    <style:style style:name="Tabla8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9" style:family="table">
      <style:table-properties style:width="17.013cm" fo:margin-left="0.011cm" table:align="left"/>
    </style:style>
    <style:style style:name="Tabla9.A" style:family="table-column">
      <style:table-column-properties style:column-width="17.013cm"/>
    </style:style>
    <style:style style:name="Tabla9.A1" style:family="table-cell">
      <style:table-cell-properties fo:background-color="#ffffcc" fo:padding="0.097cm" fo:border="0.25pt solid #000000">
        <style:background-image/>
      </style:table-cell-properties>
    </style:style>
    <style:style style:name="Tabla9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10" style:family="table">
      <style:table-properties style:width="17.013cm" fo:margin-left="0.011cm" table:align="left"/>
    </style:style>
    <style:style style:name="Tabla10.A" style:family="table-column">
      <style:table-column-properties style:column-width="17.013cm"/>
    </style:style>
    <style:style style:name="Tabla10.A1" style:family="table-cell">
      <style:table-cell-properties fo:background-color="#ffffcc" fo:padding="0.097cm" fo:border="0.25pt solid #000000">
        <style:background-image/>
      </style:table-cell-properties>
    </style:style>
    <style:style style:name="Tabla10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11" style:family="table">
      <style:table-properties style:width="17.013cm" fo:margin-left="0.011cm" table:align="left"/>
    </style:style>
    <style:style style:name="Tabla11.A" style:family="table-column">
      <style:table-column-properties style:column-width="17.013cm"/>
    </style:style>
    <style:style style:name="Tabla11.A1" style:family="table-cell">
      <style:table-cell-properties fo:background-color="#ffffcc" fo:padding="0.097cm" fo:border="0.25pt solid #000000">
        <style:background-image/>
      </style:table-cell-properties>
    </style:style>
    <style:style style:name="Tabla11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12" style:family="table">
      <style:table-properties style:width="17.013cm" fo:margin-left="0.011cm" table:align="left"/>
    </style:style>
    <style:style style:name="Tabla12.A" style:family="table-column">
      <style:table-column-properties style:column-width="17.013cm"/>
    </style:style>
    <style:style style:name="Tabla12.A1" style:family="table-cell">
      <style:table-cell-properties fo:background-color="#ffffcc" fo:padding="0.097cm" fo:border="0.25pt solid #000000">
        <style:background-image/>
      </style:table-cell-properties>
    </style:style>
    <style:style style:name="Tabla12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13" style:family="table">
      <style:table-properties style:width="17.013cm" fo:margin-left="0.011cm" table:align="left"/>
    </style:style>
    <style:style style:name="Tabla13.A" style:family="table-column">
      <style:table-column-properties style:column-width="17.013cm"/>
    </style:style>
    <style:style style:name="Tabla13.A1" style:family="table-cell">
      <style:table-cell-properties fo:background-color="#ffffcc" fo:padding="0.097cm" fo:border="0.25pt solid #000000">
        <style:background-image/>
      </style:table-cell-properties>
    </style:style>
    <style:style style:name="Tabla13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14" style:family="table">
      <style:table-properties style:width="17.013cm" fo:margin-left="0.011cm" table:align="left"/>
    </style:style>
    <style:style style:name="Tabla14.A" style:family="table-column">
      <style:table-column-properties style:column-width="17.013cm"/>
    </style:style>
    <style:style style:name="Tabla14.A1" style:family="table-cell">
      <style:table-cell-properties fo:background-color="#ffffcc" fo:padding="0.097cm" fo:border="0.25pt solid #000000">
        <style:background-image/>
      </style:table-cell-properties>
    </style:style>
    <style:style style:name="Tabla14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15" style:family="table">
      <style:table-properties style:width="17.013cm" fo:margin-left="0.011cm" table:align="left"/>
    </style:style>
    <style:style style:name="Tabla15.A" style:family="table-column">
      <style:table-column-properties style:column-width="17.013cm"/>
    </style:style>
    <style:style style:name="Tabla15.A1" style:family="table-cell">
      <style:table-cell-properties fo:background-color="#ffffcc" fo:padding="0.097cm" fo:border="0.25pt solid #000000">
        <style:background-image/>
      </style:table-cell-properties>
    </style:style>
    <style:style style:name="Tabla15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16" style:family="table">
      <style:table-properties style:width="17.013cm" fo:margin-left="0.011cm" table:align="left"/>
    </style:style>
    <style:style style:name="Tabla16.A" style:family="table-column">
      <style:table-column-properties style:column-width="17.013cm"/>
    </style:style>
    <style:style style:name="Tabla16.A1" style:family="table-cell">
      <style:table-cell-properties fo:background-color="#ffffcc" fo:padding="0.097cm" fo:border="0.25pt solid #000000">
        <style:background-image/>
      </style:table-cell-properties>
    </style:style>
    <style:style style:name="Tabla16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17" style:family="table">
      <style:table-properties style:width="17.013cm" fo:margin-left="0.011cm" table:align="left"/>
    </style:style>
    <style:style style:name="Tabla17.A" style:family="table-column">
      <style:table-column-properties style:column-width="17.013cm"/>
    </style:style>
    <style:style style:name="Tabla17.A1" style:family="table-cell">
      <style:table-cell-properties fo:background-color="#ffffcc" fo:padding="0.097cm" fo:border="0.25pt solid #000000">
        <style:background-image/>
      </style:table-cell-properties>
    </style:style>
    <style:style style:name="Tabla17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18" style:family="table">
      <style:table-properties style:width="17.013cm" fo:margin-left="0.011cm" table:align="left"/>
    </style:style>
    <style:style style:name="Tabla18.A" style:family="table-column">
      <style:table-column-properties style:column-width="17.013cm"/>
    </style:style>
    <style:style style:name="Tabla18.A1" style:family="table-cell">
      <style:table-cell-properties fo:background-color="#ffffcc" fo:padding="0.097cm" fo:border="0.25pt solid #000000">
        <style:background-image/>
      </style:table-cell-properties>
    </style:style>
    <style:style style:name="Tabla18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19" style:family="table">
      <style:table-properties style:width="17.013cm" fo:margin-left="0.011cm" table:align="left"/>
    </style:style>
    <style:style style:name="Tabla19.A" style:family="table-column">
      <style:table-column-properties style:column-width="17.013cm"/>
    </style:style>
    <style:style style:name="Tabla19.A1" style:family="table-cell">
      <style:table-cell-properties fo:background-color="#ffffcc" fo:padding="0.097cm" fo:border="0.25pt solid #000000">
        <style:background-image/>
      </style:table-cell-properties>
    </style:style>
    <style:style style:name="Tabla19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20" style:family="table">
      <style:table-properties style:width="17.013cm" fo:margin-left="0.011cm" table:align="left"/>
    </style:style>
    <style:style style:name="Tabla20.A" style:family="table-column">
      <style:table-column-properties style:column-width="17.013cm"/>
    </style:style>
    <style:style style:name="Tabla20.A1" style:family="table-cell">
      <style:table-cell-properties fo:background-color="#ffffcc" fo:padding="0.097cm" fo:border="0.25pt solid #000000">
        <style:background-image/>
      </style:table-cell-properties>
    </style:style>
    <style:style style:name="Tabla20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able_20_Contents">
      <style:paragraph-properties fo:break-before="page"/>
    </style:style>
    <style:style style:name="P2" style:family="paragraph" style:parent-style-name="Table_20_Contents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" style:family="paragraph" style:parent-style-name="Table_20_Contents">
      <style:text-properties officeooo:rsid="001c8f51"/>
    </style:style>
    <style:style style:name="P4" style:family="paragraph" style:parent-style-name="Table_20_Contents">
      <style:text-properties officeooo:rsid="001e7b81"/>
    </style:style>
    <style:style style:name="P5" style:family="paragraph" style:parent-style-name="Table_20_Contents">
      <style:text-properties officeooo:paragraph-rsid="00225cfe"/>
    </style:style>
    <style:style style:name="T1" style:family="text">
      <style:text-properties officeooo:rsid="001c8f51"/>
    </style:style>
    <style:style style:name="T2" style:family="text">
      <style:text-properties officeooo:rsid="001e7b81"/>
    </style:style>
    <style:style style:name="T3" style:family="text">
      <style:text-properties officeooo:rsid="001fce52"/>
    </style:style>
    <style:style style:name="T4" style:family="text">
      <style:text-properties officeooo:rsid="0020a640"/>
    </style:style>
    <style:style style:name="T5" style:family="text">
      <style:text-properties officeooo:rsid="00225c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">ID: 1 <text:s text:c="33"/>BÚSQUEDA/ SELECCIÓN DE PACIENTE</text:p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>Como usuario quiero seleccionar un paciente a través de su apellido, siempre y cuando esté en la lista. <text:span text:style-name="T2">La lista de pacientes para seleccionar aparecerá ordenada por apellido.</text:span></text:p>
            <text:p text:style-name="P2"/>
            <text:p text:style-name="Table_20_Contents">Depende de: 6</text:p>
            <text:p text:style-name="Table_20_Contents"/>
            <text:p text:style-name="Table_20_Contents">Prioridad: 1</text:p>
            <text:p text:style-name="Table_20_Contents"/>
            <text:p text:style-name="Table_20_Contents"/>
          </table:table-cell>
        </table:table-row>
      </table:table>
      <text:p text:style-name="Standard"/>
      <table:table table:name="Tabla2" table:style-name="Tabla2">
        <table:table-column table:style-name="Tabla2.A"/>
        <table:table-row>
          <table:table-cell table:style-name="Tabla2.A1" office:value-type="string">
            <text:p text:style-name="Table_20_Contents">ID: 1 <text:s text:c="57"/>(REVERSO)</text:p>
          </table:table-cell>
        </table:table-row>
        <table:table-row>
          <table:table-cell table:style-name="Tabla2.A2" office:value-type="string">
            <text:p text:style-name="Table_20_Contents"/>
            <text:p text:style-name="Table_20_Contents"/>
            <text:p text:style-name="Table_20_Contents">* Introducir un apellido inexistente y comprobar que <text:s/>indica error. </text:p>
            <text:p text:style-name="Table_20_Contents">* <text:span text:style-name="T2">Introducir un apellido existente y que aparezca el perfil del usuario a seleccionar.</text:span></text:p>
            <text:p text:style-name="Table_20_Contents">* <text:span text:style-name="T2">Comprobar que se realiza la ordenación por apellido de manera correcta.</text:span>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3" table:style-name="Tabla3">
        <table:table-column table:style-name="Tabla3.A"/>
        <table:table-row>
          <table:table-cell table:style-name="Tabla3.A1" office:value-type="string">
            <text:p text:style-name="Table_20_Contents">ID: <text:s/>2 <text:s text:c="35"/>VER DETALLES DE UN PACIENTE</text:p>
          </table:table-cell>
        </table:table-row>
        <table:table-row>
          <table:table-cell table:style-name="Tabla3.A2" office:value-type="string">
            <text:p text:style-name="Table_20_Contents"/>
            <text:p text:style-name="Table_20_Contents">Como usuario quiero ver los detalles de un paciente.</text:p>
            <text:p text:style-name="Table_20_Contents"/>
            <text:p text:style-name="Table_20_Contents">Depende de: 1</text:p>
            <text:p text:style-name="Table_20_Contents"/>
            <text:p text:style-name="Table_20_Contents">Prioridad: 2</text:p>
            <text:p text:style-name="Table_20_Contents"/>
            <text:p text:style-name="Table_20_Contents"/>
          </table:table-cell>
        </table:table-row>
      </table:table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Table_20_Contents">ID: <text:s/>2 <text:s text:c="53"/>(REVERSO)</text:p>
          </table:table-cell>
        </table:table-row>
        <table:table-row>
          <table:table-cell table:style-name="Tabla4.A2" office:value-type="string">
            <text:p text:style-name="Table_20_Contents"/>
            <text:p text:style-name="Table_20_Contents">* Se tendrán que visualizar <text:s/>todos los campos <text:span text:style-name="T1">que hayan sido introducidos, </text:span><text:span text:style-name="T2">comprobando que estos datos sean correctos.</text:span></text:p>
            <text:p text:style-name="P3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><text:soft-page-break/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Table_20_Contents">ID: 3 <text:s text:c="35"/>AÑADIR <text:s/>DATOS A UNA FICHA</text:p>
          </table:table-cell>
        </table:table-row>
        <table:table-row>
          <table:table-cell table:style-name="Tabla5.A2" office:value-type="string">
            <text:p text:style-name="Table_20_Contents"/>
            <text:p text:style-name="Table_20_Contents">Como usuario quiero poder añadir <text:s/>datos de la ficha de un paciente.</text:p>
            <text:p text:style-name="Table_20_Contents"/>
            <text:p text:style-name="Table_20_Contents">Depende de: 1,2 </text:p>
            <text:p text:style-name="Table_20_Contents"/>
            <text:p text:style-name="Table_20_Contents">Prioridad: 2</text:p>
            <text:p text:style-name="Table_20_Contents"/>
            <text:p text:style-name="Table_20_Contents"/>
          </table:table-cell>
        </table:table-row>
      </table:table>
      <text:p text:style-name="Standard"/>
      <table:table table:name="Tabla6" table:style-name="Tabla6">
        <table:table-column table:style-name="Tabla6.A"/>
        <table:table-row>
          <table:table-cell table:style-name="Tabla6.A1" office:value-type="string">
            <text:p text:style-name="Table_20_Contents">ID: <text:s/>3 <text:s text:c="58"/>(REVERSO)</text:p>
          </table:table-cell>
        </table:table-row>
        <table:table-row>
          <table:table-cell table:style-name="Tabla6.A2" office:value-type="string">
            <text:p text:style-name="Table_20_Contents"/>
            <text:p text:style-name="Table_20_Contents">* <text:span text:style-name="T3">Se verificará que la información añadida se guardará de forma física en la base de datos.</text:span></text:p>
            <text:p text:style-name="P4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7" table:style-name="Tabla7">
        <table:table-column table:style-name="Tabla7.A"/>
        <table:table-row>
          <table:table-cell table:style-name="Tabla7.A1" office:value-type="string">
            <text:p text:style-name="Table_20_Contents">ID: <text:s/>4 <text:s text:c="33"/>MODIFICAR DATOS DE UNA FICHA</text:p>
          </table:table-cell>
        </table:table-row>
        <table:table-row>
          <table:table-cell table:style-name="Tabla7.A2" office:value-type="string">
            <text:p text:style-name="Table_20_Contents"/>
            <text:p text:style-name="Table_20_Contents">Como usuario quiero poder modificar los datos de una ficha ya existente de un paciente</text:p>
            <text:p text:style-name="Table_20_Contents"/>
            <text:p text:style-name="Table_20_Contents">Depende de: 1,2</text:p>
            <text:p text:style-name="Table_20_Contents"/>
            <text:p text:style-name="Table_20_Contents">Prioridad: 2</text:p>
            <text:p text:style-name="Table_20_Contents"/>
            <text:p text:style-name="Table_20_Contents"/>
          </table:table-cell>
        </table:table-row>
      </table:table>
      <text:p text:style-name="Standard"/>
      <table:table table:name="Tabla8" table:style-name="Tabla8">
        <table:table-column table:style-name="Tabla8.A"/>
        <table:table-row>
          <table:table-cell table:style-name="Tabla8.A1" office:value-type="string">
            <text:p text:style-name="Table_20_Contents">ID: <text:s/>4 <text:s text:c="54"/>(REVERSO)</text:p>
          </table:table-cell>
        </table:table-row>
        <table:table-row>
          <table:table-cell table:style-name="Tabla8.A2" office:value-type="string">
            <text:p text:style-name="Table_20_Contents"/>
            <text:p text:style-name="Table_20_Contents">* <text:span text:style-name="T3">Se verificará que la nueva información se guarda de forma física y sobrescribe la antigua sin conflictos e inconsistencias.</text:span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a9" table:style-name="Tabla9">
        <table:table-column table:style-name="Tabla9.A"/>
        <table:table-row>
          <table:table-cell table:style-name="Tabla9.A1" office:value-type="string">
            <text:p text:style-name="Table_20_Contents">ID: <text:s/>5 <text:s text:c="33"/>ELIMINAR DATOS DE UNA FICHA</text:p>
          </table:table-cell>
        </table:table-row>
        <table:table-row>
          <table:table-cell table:style-name="Tabla9.A2" office:value-type="string">
            <text:p text:style-name="Table_20_Contents"/>
            <text:p text:style-name="Table_20_Contents">Como usuario quiero poder eliminar datos de una ficha de un paciente.</text:p>
            <text:p text:style-name="Table_20_Contents"/>
            <text:p text:style-name="Table_20_Contents">Depende de: 1,2</text:p>
            <text:p text:style-name="Table_20_Contents"/>
            <text:p text:style-name="Table_20_Contents">Prioridad: 3</text:p>
            <text:p text:style-name="Table_20_Contents"/>
            <text:p text:style-name="Table_20_Contents"/>
          </table:table-cell>
        </table:table-row>
      </table:table>
      <text:p text:style-name="Standard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Table_20_Contents">ID: <text:s/>5 <text:s text:c="55"/>(REVERSO)</text:p>
          </table:table-cell>
        </table:table-row>
        <table:table-row>
          <table:table-cell table:style-name="Tabla10.A2" office:value-type="string">
            <text:p text:style-name="Table_20_Contents"/>
            <text:p text:style-name="Table_20_Contents">* <text:span text:style-name="T3">Se verificará que la información eliminada no producirá inconsistencias en la base de datos.</text:span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Table_20_Contents">ID: <text:s/>6 <text:s text:c="35"/>CREAR FICHAS DE PACIENTES</text:p>
          </table:table-cell>
        </table:table-row>
        <table:table-row>
          <table:table-cell table:style-name="Tabla11.A2" office:value-type="string">
            <text:p text:style-name="Table_20_Contents"/>
            <text:p text:style-name="Table_20_Contents">Como usuario quiero poder crear fichas de pacientes para almacenar sus datos básicos.</text:p>
            <text:p text:style-name="Table_20_Contents"/>
            <text:p text:style-name="Table_20_Contents">Depende de: </text:p>
            <text:p text:style-name="Table_20_Contents"/>
            <text:p text:style-name="Table_20_Contents">Prioridad: 1</text:p>
            <text:p text:style-name="Table_20_Contents"/>
            <text:p text:style-name="Table_20_Contents"/>
          </table:table-cell>
        </table:table-row>
      </table:table>
      <text:p text:style-name="Standard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Table_20_Contents">ID: <text:s/>6 <text:s text:c="55"/>(REVERSO)</text:p>
          </table:table-cell>
        </table:table-row>
        <table:table-row>
          <table:table-cell table:style-name="Tabla12.A2" office:value-type="string">
            <text:p text:style-name="Table_20_Contents"/>
            <text:p text:style-name="Table_20_Contents">*Introducir los datos de un cliente existente y que indique error.</text:p>
            <text:p text:style-name="Table_20_Contents">*El sistema solo deja seguir si se introducen los campos obligatorios.</text:p>
            <text:p text:style-name="Table_20_Contents">*Cuando se inserte una ficha de un paciente, esta deberá aparecer en la lista de contactos.</text:p>
            <text:p text:style-name="Table_20_Contents">*Cuando se inserte una nueva ficha, la agenda seguirá ordenada alfabéticamente por apellido.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<text:soft-page-break/></text:p>
      <text:p text:style-name="Standard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Table_20_Contents">ID: <text:s/>7 <text:s text:c="35"/>ELIMINAR FICHAS DE PACIENTES</text:p>
          </table:table-cell>
        </table:table-row>
        <table:table-row>
          <table:table-cell table:style-name="Tabla13.A2" office:value-type="string">
            <text:p text:style-name="Table_20_Contents"/>
            <text:p text:style-name="Table_20_Contents">Como usuario quiero poder eliminar del sistema la ficha de un paciente.</text:p>
            <text:p text:style-name="Table_20_Contents"/>
            <text:p text:style-name="Table_20_Contents">Depende de: 1,6</text:p>
            <text:p text:style-name="Table_20_Contents"/>
            <text:p text:style-name="Table_20_Contents">Prioridad: 3</text:p>
            <text:p text:style-name="Table_20_Contents"/>
            <text:p text:style-name="Table_20_Contents"/>
          </table:table-cell>
        </table:table-row>
      </table:table>
      <text:p text:style-name="Standard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Table_20_Contents">ID: <text:s/>7 <text:s text:c="56"/>(REVERSO)</text:p>
          </table:table-cell>
        </table:table-row>
        <table:table-row>
          <table:table-cell table:style-name="Tabla14.A2" office:value-type="string">
            <text:p text:style-name="Table_20_Contents"/>
            <text:p text:style-name="Table_20_Contents">* <text:span text:style-name="T4">Se verificará </text:span><text:s/><text:span text:style-name="T4">que la ficha de un paciente eliminada no estará almacenada de forma física en la base de datos.</text:span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Table_20_Contents">ID: <text:s/>8 <text:s text:c="35"/>SALVAR COPIAS DE SEGURIDAD</text:p>
          </table:table-cell>
        </table:table-row>
        <table:table-row>
          <table:table-cell table:style-name="Tabla15.A2" office:value-type="string">
            <text:p text:style-name="Table_20_Contents"/>
            <text:p text:style-name="Table_20_Contents">Como usuario quiero poder salvar las copias de seguridad del fichero para evitar que se pierdan datos.</text:p>
            <text:p text:style-name="Table_20_Contents"/>
            <text:p text:style-name="Table_20_Contents">Depende de: </text:p>
            <text:p text:style-name="Table_20_Contents"/>
            <text:p text:style-name="Table_20_Contents">Prioridad: 2</text:p>
            <text:p text:style-name="Table_20_Contents"/>
          </table:table-cell>
        </table:table-row>
      </table:table>
      <text:p text:style-name="Standard"/>
      <table:table table:name="Tabla16" table:style-name="Tabla16">
        <table:table-column table:style-name="Tabla16.A"/>
        <table:table-row>
          <table:table-cell table:style-name="Tabla16.A1" office:value-type="string">
            <text:p text:style-name="Table_20_Contents">ID: <text:s/>8 <text:s text:c="54"/>(REVERSO)</text:p>
          </table:table-cell>
        </table:table-row>
        <table:table-row>
          <table:table-cell table:style-name="Tabla16.A2" office:value-type="string">
            <text:p text:style-name="Table_20_Contents"/>
            <text:p text:style-name="Table_20_Contents">*S<text:span text:style-name="T5">e verificará que si no se puede almacenar la copia de seguridad, se cerrarán los ficheros de la base de datos que han sido abiertos y se devolverá un error indicando la causa.</text:span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<text:soft-page-break/></text:p>
      <text:p text:style-name="Standard"/>
      <text:p text:style-name="Standard"/>
      <table:table table:name="Tabla17" table:style-name="Tabla17">
        <table:table-column table:style-name="Tabla17.A"/>
        <table:table-row>
          <table:table-cell table:style-name="Tabla17.A1" office:value-type="string">
            <text:p text:style-name="Table_20_Contents">ID: <text:s/>9 <text:s text:c="35"/>CARGAR COPIAS DE SEGURIDAD</text:p>
          </table:table-cell>
        </table:table-row>
        <table:table-row>
          <table:table-cell table:style-name="Tabla17.A2" office:value-type="string">
            <text:p text:style-name="Table_20_Contents"/>
            <text:p text:style-name="Table_20_Contents">Como usuario quiero poder cargar la copia de seguridad una vez salvada.</text:p>
            <text:p text:style-name="Table_20_Contents"/>
            <text:p text:style-name="Table_20_Contents">Depende de: 8</text:p>
            <text:p text:style-name="Table_20_Contents"/>
            <text:p text:style-name="Table_20_Contents">Prioridad: 2</text:p>
            <text:p text:style-name="Table_20_Contents"/>
            <text:p text:style-name="Table_20_Contents"/>
          </table:table-cell>
        </table:table-row>
      </table:table>
      <text:p text:style-name="Standard"/>
      <table:table table:name="Tabla18" table:style-name="Tabla18">
        <table:table-column table:style-name="Tabla18.A"/>
        <table:table-row>
          <table:table-cell table:style-name="Tabla18.A1" office:value-type="string">
            <text:p text:style-name="Table_20_Contents">ID: <text:s/>9 <text:s text:c="55"/>(REVERSO)</text:p>
          </table:table-cell>
        </table:table-row>
        <table:table-row>
          <table:table-cell table:style-name="Tabla18.A2" office:value-type="string">
            <text:p text:style-name="Table_20_Contents"/>
            <text:p text:style-name="Table_20_Contents">*S<text:span text:style-name="T5">e verificará que, en caso de que la copia de seguridad esté corrupta, se mantendrá el estado </text:span></text:p>
            <text:p text:style-name="P5"><text:span text:style-name="T5">actual de los datos desechándose los datos de la copia de seguridad corrupta.</text:span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9" table:style-name="Tabla19">
        <table:table-column table:style-name="Tabla19.A"/>
        <table:table-row>
          <table:table-cell table:style-name="Tabla19.A1" office:value-type="string">
            <text:p text:style-name="Table_20_Contents">ID: <text:s/>10 <text:s text:c="19"/>SACAR A TEXTO PLANO/HTML EL CONTENIDO</text:p>
          </table:table-cell>
        </table:table-row>
        <table:table-row>
          <table:table-cell table:style-name="Tabla19.A2" office:value-type="string">
            <text:p text:style-name="Table_20_Contents"/>
            <text:p text:style-name="Table_20_Contents">Como usuario quiero poder tener en formato texto plano o html el contenido de la agenda.</text:p>
            <text:p text:style-name="Table_20_Contents"/>
            <text:p text:style-name="Table_20_Contents">Depende de: </text:p>
            <text:p text:style-name="Table_20_Contents"/>
            <text:p text:style-name="Table_20_Contents">Prioridad: 2</text:p>
            <text:p text:style-name="Table_20_Contents"/>
            <text:p text:style-name="Table_20_Contents"/>
          </table:table-cell>
        </table:table-row>
      </table:table>
      <text:p text:style-name="Standard"/>
      <table:table table:name="Tabla20" table:style-name="Tabla20">
        <table:table-column table:style-name="Tabla20.A"/>
        <table:table-row>
          <table:table-cell table:style-name="Tabla20.A1" office:value-type="string">
            <text:p text:style-name="Table_20_Contents">ID: <text:s/>10 <text:s text:c="56"/>(REVERSO)</text:p>
          </table:table-cell>
        </table:table-row>
        <table:table-row>
          <table:table-cell table:style-name="Tabla20.A2" office:value-type="string">
            <text:p text:style-name="Table_20_Contents"/>
            <text:p text:style-name="Table_20_Contents">*Todos los datos almacenados en la agenda deberán aparecer en el documento de texto plano o html.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Lohit Hindi" svg:font-family="'Lohit Hindi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style:contextual-spacing="false" fo:hyphenation-ladder-count="no-limit" fo:keep-with-next="always"/>
      <style:text-properties style:font-name="Arial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Epígrafe" style:family="paragraph" style:parent-style-name="Standard">
      <style:paragraph-properties loext:contextual-spacing="false"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 LibreOffice_project/0eaa50a932c8f2199a615e1eb30f7ac74279539</meta:generator>
    <meta:initial-creator>JOSE ORTEGA</meta:initial-creator>
    <meta:creation-date>2014-11-14T10:58:00Z</meta:creation-date>
    <dc:date>2015-01-09T14:02:05</dc:date>
    <meta:editing-cycles>6</meta:editing-cycles>
    <meta:editing-duration>PT1H1M21S</meta:editing-duration>
    <dc:creator>ANA PASTOR</dc:creator>
    <meta:document-statistic meta:table-count="20" meta:image-count="0" meta:object-count="0" meta:page-count="6" meta:paragraph-count="66" meta:word-count="547" meta:character-count="4044" meta:non-whitespace-character-count="2654"/>
    <meta:template xlink:type="simple" xlink:actuate="onRequest" xlink:title="" xlink:href="../../Descargas/historias_usuario(1).odt/Normal"/>
  </office:meta>
</office:document-meta>
</file>